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3">
      <style:text-properties fo:font-size="18pt" style:font-size-asian="18pt" style:font-size-complex="18pt"/>
    </style:style>
    <style:style style:name="P2" style:family="paragraph" style:parent-style-name="Text_20_body">
      <style:text-properties fo:font-size="16pt" style:font-size-asian="16pt" style:font-size-complex="16pt"/>
    </style:style>
    <style:style style:name="P3" style:family="paragraph" style:parent-style-name="Text_20_body" style:list-style-name="L1"/>
    <style:style style:name="P4" style:family="paragraph" style:parent-style-name="Text_20_body" style:list-style-name="L1">
      <style:text-properties fo:font-size="14pt" style:font-size-asian="14pt" style:font-size-complex="14pt"/>
    </style:style>
    <style:style style:name="P5" style:family="paragraph" style:parent-style-name="Standard">
      <style:text-properties fo:font-size="14pt" style:font-size-asian="14pt" style:font-size-complex="14pt"/>
    </style:style>
    <style:style style:name="T1" style:family="text">
      <style:text-properties fo:font-size="14pt"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Explicación y Técnicas de Optimización Aplicadas</text:h>
      <text:p text:style-name="P2"/>
      <text:list text:style-name="L1">
        <text:list-item>
          <text:p text:style-name="P3"><text:span text:style-name="Strong_20_Emphasis"><text:span text:style-name="T1">Carga de Datos en Paralelo:</text:span></text:span><text:span text:style-name="T1"><text:line-break/>Se utiliza </text:span><text:span text:style-name="Source_20_Text"><text:span text:style-name="T1">DataLoader</text:span></text:span><text:span text:style-name="T1"> de PyTorch con el parámetro </text:span><text:span text:style-name="Source_20_Text"><text:span text:style-name="T1">num_workers=2</text:span></text:span><text:span text:style-name="T1"> para paralelizar la lectura y preparación de datos durante el entrenamiento, lo cual puede reducir significativamente el tiempo de espera en batches grandes.</text:span></text:p>
          <text:p text:style-name="P4"/>
        </text:list-item>
        <text:list-item>
          <text:p text:style-name="P3"><text:span text:style-name="Strong_20_Emphasis"><text:span text:style-name="T1">Inferencia Paralela con Threads:</text:span></text:span><text:span text:style-name="T1"><text:line-break/>La función </text:span><text:span text:style-name="Source_20_Text"><text:span text:style-name="T1">inferencia_paralela</text:span></text:span><text:span text:style-name="T1"> divide el conjunto de datos en varios bloques (chunks) y utiliza </text:span><text:span text:style-name="Source_20_Text"><text:span text:style-name="T1">ThreadPoolExecutor</text:span></text:span><text:span text:style-name="T1"> de </text:span><text:span text:style-name="Source_20_Text"><text:span text:style-name="T1">concurrent.futures</text:span></text:span><text:span text:style-name="T1"> para procesarlos en paralelo. Esto es eficaz en PyTorch ya que, durante operaciones intensivas en cálculos (que se ejecutan en C), el Global Interpreter Lock (GIL) se libera, permitiendo que varios hilos se ejecuten concurrentemente.</text:span></text:p>
          <text:p text:style-name="P4"/>
        </text:list-item>
        <text:list-item>
          <text:p text:style-name="P3"><text:span text:style-name="Strong_20_Emphasis"><text:span text:style-name="T1">Uso de </text:span></text:span><text:span text:style-name="Strong_20_Emphasis"><text:span text:style-name="Source_20_Text"><text:span text:style-name="T1">torch.no_grad()</text:span></text:span></text:span><text:span text:style-name="Strong_20_Emphasis"><text:span text:style-name="T1">:</text:span></text:span><text:span text:style-name="T1"><text:line-break/>Durante la inferencia, se desactiva el cálculo de gradientes con </text:span><text:span text:style-name="Source_20_Text"><text:span text:style-name="T1">torch.no_grad()</text:span></text:span><text:span text:style-name="T1">, lo que reduce la carga computacional y mejora la velocidad, ya que no se requiere el seguimiento de las operaciones para la retropropagación.</text:span></text:p>
          <text:p text:style-name="P4"/>
        </text:list-item>
        <text:list-item>
          <text:p text:style-name="P3"><text:span text:style-name="Strong_20_Emphasis"><text:span text:style-name="T1">Modularización y Comentarios:</text:span></text:span><text:span text:style-name="T1"><text:line-break/>Se han definido funciones específicas para cada tarea (generación de datos, entrenamiento, inferencia) para facilitar la comprensión, mantenimiento y escalabilidad del código. Cada sección está debidamente comentada para explicar el propósito y la optimización aplicada.</text:span></text:p>
        </text:list-item>
      </text:list>
      <text:p text:style-name="P5"/>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19:38:12.090000000</meta:creation-date>
    <dc:date>2025-02-03T19:44:19.349000000</dc:date>
    <meta:editing-duration>PT6M8S</meta:editing-duration>
    <meta:editing-cycles>1</meta:editing-cycles>
    <meta:document-statistic meta:table-count="0" meta:image-count="0" meta:object-count="0" meta:page-count="1" meta:paragraph-count="5" meta:word-count="178" meta:character-count="1255" meta:non-whitespace-character-count="1086"/>
    <meta:generator>LibreOffice/24.8.4.2$Windows_X86_64 LibreOffice_project/bb3cfa12c7b1bf994ecc5649a80400d06cd71002</meta:generator>
  </office:meta>
</office:document-meta>
</file>